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0">
      <style:table-cell-properties fo:padding-left="0.191cm" fo:padding-right="0.191cm" fo:padding-top="0cm" fo:padding-bottom="0cm" fo:border="0.018cm solid #00000a" style:writing-mode="lr-tb"/>
    </style:style>
    <style:style style:name="Table1.B4"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Normal">
      <style:paragraph-properties fo:margin-top="0cm" fo:margin-bottom="0cm"/>
      <style:text-properties text:display="none"/>
    </style:style>
    <style:style style:name="P9" style:family="paragraph" style:parent-style-name="Normal">
      <style:paragraph-properties fo:margin-top="0cm" fo:margin-bottom="0cm" fo:break-before="page"/>
    </style:style>
    <style:style style:name="P10" style:family="paragraph" style:parent-style-name="Standard">
      <style:text-properties style:font-name="Times New Roman1" fo:font-size="12pt"/>
    </style:style>
    <style:style style:name="P11" style:family="paragraph" style:parent-style-name="Standard">
      <style:paragraph-properties fo:line-height="115%"/>
      <style:text-properties style:font-name="Times New Roman1" fo:font-size="12pt"/>
    </style:style>
    <style:style style:name="P12" style:family="paragraph" style:parent-style-name="Text_20_body">
      <style:paragraph-properties fo:break-before="page"/>
    </style:style>
    <style:style style:name="P13" style:family="paragraph" style:parent-style-name="Standard">
      <style:text-properties style:font-name="Times New Roman1" fo:font-size="12pt"/>
    </style:style>
    <style:style style:name="P14" style:family="paragraph" style:parent-style-name="Standard" style:list-style-name="WWNum33">
      <style:text-properties style:font-name="Times New Roman1" fo:font-size="12pt"/>
    </style:style>
    <style:style style:name="P15" style:family="paragraph" style:parent-style-name="Standard">
      <style:paragraph-properties fo:margin-top="0cm" fo:margin-bottom="0cm" fo:line-height="100%"/>
    </style:style>
    <style:style style:name="P16" style:family="paragraph" style:parent-style-name="Heading_20_2">
      <style:paragraph-properties fo:break-before="page"/>
    </style:style>
    <style:style style:name="P17" style:family="paragraph" style:parent-style-name="Heading_20_1" style:master-page-name="MPF0">
      <style:paragraph-properties style:page-number="auto" fo:break-before="page"/>
    </style:style>
    <style:style style:name="T1" style:family="text">
      <style:text-properties fo:color="#24292f" style:font-name-complex="Calibri"/>
    </style:style>
    <style:style style:name="T2"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5">
            <text:p text:style-name="P2">3.15</text:p>
          </table:table-cell>
        </table:table-row>
        <table:table-row>
          <table:table-cell table:style-name="Table1.A1" office:value-type="string">
            <text:p text:style-name="P2">Current Build</text:p>
          </table:table-cell>
          <table:table-cell table:style-name="Table1.B1" office:value-type="float" office:value="291125">
            <text:p text:style-name="P2">291125</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4" office:value-type="float" office:value="10126">
            <text:p text:style-name="P2">010126</text:p>
          </table:table-cell>
        </table:table-row>
      </table:table>
      <text:p text:style-name="Standard"/>
      <text:h text:style-name="Heading_20_2" text:outline-level="2">Last Update</text:h>
      <text:list xml:id="list8031272278345720784" text:style-name="WWNum33">
        <text:list-item>
          <text:p text:style-name="P14">Commit #533 – Bug Fix – increase field size of column 'zone_mode' in 'relay_logs' table' from char(50) to char(70).</text:p>
        </text:list-item>
      </text:list>
      <text:p text:style-name="P10"><text:span text:style-name="T2"/></text:p>
      <text:h text:style-name="P16"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9"/>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9"/>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9"/>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9"/>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9"/>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9"/>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9"/>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9"/>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9"/>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9"/>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9"/>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9"/>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9"/>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9"/>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9"/>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9"/>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9"/>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9"/>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9"/>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9"/>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9"/>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9"/>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9"/>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9"/>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9"/>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9"/>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9"/>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9"/>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9"/>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9"/>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9"/>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9"/>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1">Bug Fix – 'index.php’ – page error when username/password is incorrect. </text:p>
          </table:table-cell>
        </table:table-row>
      </table:table>
      <text:p text:style-name="Text_20_body"/>
      <text:p text:style-name="P12"/>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Update – 'homelist.php' and 'ajax_fetch_data.php' to update the 'Mode' tile on change.</text:p>
            <text:p text:style-name="P11">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Bug Fix – 'gateway.py' – reading MQTT Sensors – test if the message format is either a float variable or a python dictionary.</text:p>
            <text:p text:style-name="P10">Bug Fix – 'setup.php' – revert to previous version.</text:p>
            <text:p text:style-name="P10">Update – new table 'frost_sensor_relays', used to link sensors used for frost control to zone relays.</text:p>
            <text:p text:style-name="P10">Update – 'sensors.php', 'footer.php', 'model.php, 'ajax_fetch_data.php' and 'controller.py' <text:s/>– changes to 'Frost Control' to allow multiple zone controller relays to be attached to a single sensor being used for frost control.</text:p>
            <text:p text:style-name="P11">Add Feature – New software install Add On to deploy Mosquitto Broker and Zigbee2MQTT. Change to 'gateway.py' for zigbee2mqtt message.</text:p>
          </table:table-cell>
        </table:table-row>
      </table:table>
      <text:p text:style-name="Text_20_body"/>
      <text:p text:style-name="P12"/>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0">Update – new table 'sensor_min_max_graph', used to hold the daily minimum and maximum vales for each sensor set to produce a graph.</text:p>
            <text:p text:style-name="P10">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0">New Feature – new column 'one_shot' added to 'boost' table', used to hold a flag to indicate that boost will terminate when set temperature reached.</text:p>
            <text:p text:style-name="P10">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0">Bug Fix – increase field size of column 'zone_mode' in 'relay_logs' table' from char(50) to char(7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6</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1-01T08:37:16.53</dc:date>
    <meta:print-date>2024-04-17T07:07:00Z</meta:print-date>
    <meta:editing-cycles>114</meta:editing-cycles>
    <meta:editing-duration>P1DT8H29M34S</meta:editing-duration>
    <meta:document-statistic meta:table-count="45" meta:image-count="0" meta:object-count="0" meta:page-count="47" meta:paragraph-count="3075" meta:word-count="11639" meta:character-count="73113"/>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